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111cm" style:rel-column-width="630*"/>
    </style:style>
    <style:style style:name="Tabela1.B" style:family="table-column">
      <style:table-column-properties style:column-width="15.889cm" style:rel-column-width="901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111cm" style:rel-column-width="630*"/>
    </style:style>
    <style:style style:name="Tabela2.B" style:family="table-column">
      <style:table-column-properties style:column-width="15.889cm" style:rel-column-width="9015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.3" style:family="table-row">
      <style:table-row-properties style:min-row-height="0.217cm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be16f" officeooo:paragraph-rsid="000be16f" style:font-weight-asian="bold" style:font-weight-complex="bold"/>
    </style:style>
    <style:style style:name="P2" style:family="paragraph" style:parent-style-name="Text_20_body">
      <style:paragraph-properties fo:margin-left="0cm" fo:margin-right="0cm" fo:margin-top="0.423cm" fo:margin-bottom="0.423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.423cm" fo:margin-bottom="0.423cm" style:contextual-spacing="false" fo:text-indent="0cm" style:auto-text-indent="false"/>
      <style:text-properties officeooo:paragraph-rsid="000be16f"/>
    </style:style>
    <style:style style:name="P4" style:family="paragraph" style:parent-style-name="Text_20_body">
      <style:paragraph-properties fo:margin-left="0cm" fo:margin-right="0cm" fo:margin-top="0.423cm" fo:margin-bottom="0.423cm" style:contextual-spacing="false" fo:text-indent="0cm" style:auto-text-indent="false"/>
      <style:text-properties officeooo:rsid="000be16f" officeooo:paragraph-rsid="000be16f"/>
    </style:style>
    <style:style style:name="P5" style:family="paragraph" style:parent-style-name="Text_20_body">
      <style:paragraph-properties fo:margin-left="0cm" fo:margin-right="0cm" fo:margin-top="0.423cm" fo:margin-bottom="0.423cm" style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T1" style:family="text">
      <style:text-properties officeooo:rsid="000be1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BAIXO-ASSINADO</text:p>
      <text:p text:style-name="P4">A, Diretoria e Coordenação do Colégio</text:p>
      <text:p text:style-name="P3">Os cidadãos abaixo-assinados, brasileiros, <text:span text:style-name="T1">estudantes do Colégio Estadual Cívico Militar Castelo Branco</text:span>, solicitam de Vossa Excelência <text:span text:style-name="T1">o direito de ter uma sala de aula adequada para estudo diário</text:span>, a fim de contribuir com o desenvolvimento <text:span text:style-name="T1">estudantil do 3°A TEC</text:span>. Na certeza de termos nosso pleito atendido, encaminhamos este documento, assinado por todos os cidadãos, a serem protocoladas em seu Gabinete.</text:p>
      <text:p text:style-name="P2"><text:span text:style-name="T1">Cascavel</text:span>, <text:span text:style-name="T1">27</text:span> de <text:span text:style-name="T1">fevereiro</text:span> de 20<text:span text:style-name="T1">26</text:span>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N°</text:p>
          </table:table-cell>
          <table:table-cell table:style-name="Tabela1.B1" office:value-type="string">
            <text:p text:style-name="P1">ASSINATURA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Contents"/>
          </table:table-cell>
          <table:table-cell table:style-name="Tabela2.B1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</table:table-row>
        <table:table-row table:style-name="Tabela2.3"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27T08:20:13.286000000</meta:creation-date>
    <dc:date>2026-02-27T08:33:13.028000000</dc:date>
    <meta:editing-duration>PT13M</meta:editing-duration>
    <meta:editing-cycles>1</meta:editing-cycles>
    <meta:document-statistic meta:table-count="2" meta:image-count="0" meta:object-count="0" meta:page-count="1" meta:paragraph-count="6" meta:word-count="75" meta:character-count="503" meta:non-whitespace-character-count="434"/>
    <meta:generator>LibreOffice/7.6.3.2$Windows_X86_64 LibreOffice_project/29d686fea9f6705b262d369fede658f824154cc0</meta:generator>
  </office:meta>
</office:document-meta>
</file>